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0.8925in"/>
    </style:style>
    <style:style style:name="co3" style:family="table-column">
      <style:table-column-properties fo:break-before="auto" style:column-width="1.2661in"/>
    </style:style>
    <style:style style:name="co4" style:family="table-column">
      <style:table-column-properties fo:break-before="auto" style:column-width="0.6083in"/>
    </style:style>
    <style:style style:name="co5" style:family="table-column">
      <style:table-column-properties fo:break-before="auto" style:column-width="1.1835in"/>
    </style:style>
    <style:style style:name="co6" style:family="table-column">
      <style:table-column-properties fo:break-before="auto" style:column-width="2.4717in"/>
    </style:style>
    <style:style style:name="co7" style:family="table-column">
      <style:table-column-properties fo:break-before="auto" style:column-width="1.3811in"/>
    </style:style>
    <style:style style:name="co8" style:family="table-column">
      <style:table-column-properties fo:break-before="auto" style:column-width="1.0354in"/>
    </style:style>
    <style:style style:name="ro5" style:family="table-row">
      <style:table-row-properties style:row-height="0.1626in" fo:break-before="auto" style:use-optimal-row-height="true"/>
    </style:style>
    <style:style style:name="ro2" style:family="table-row">
      <style:table-row-properties style:row-height="0.2291in" fo:break-before="auto" style:use-optimal-row-height="true"/>
    </style:style>
    <style:style style:name="ro3" style:family="table-row">
      <style:table-row-properties style:row-height="0.1957in" fo:break-before="auto" style:use-optimal-row-height="true"/>
    </style:style>
    <style:style style:name="ro4" style:family="table-row">
      <style:table-row-properties style:row-height="0.2402in" fo:break-before="auto" style:use-optimal-row-height="true"/>
    </style:style>
    <style:style style:name="ro6" style:family="table-row">
      <style:table-row-properties style:row-height="0.222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start"/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Proxima Nova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use-window-font-color="true" style:text-outline="false" style:text-line-through-style="none" style:font-name="Proxima Nova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Helvetic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2pt" style:font-name-asian="Proxima Nova" style:font-size-asian="12pt" style:font-size-complex="12pt"/>
    </style:style>
    <style:style style:name="ce5" style:family="table-cell" style:parent-style-name="Default" style:data-style-name="N100">
      <style:table-cell-properties style:text-align-source="fix" style:repeat-content="false"/>
      <style:paragraph-properties fo:text-align="start"/>
      <style:text-properties style:font-name="Proxima Nova" fo:font-size="12pt" fo:font-weight="bold" style:font-name-asian="Proxima Nova" style:font-size-asian="12pt" style:font-weight-asian="bold" style:font-size-complex="12pt" style:font-weight-complex="bold"/>
    </style:style>
    <style:style style:name="ce6" style:family="table-cell" style:parent-style-name="Default">
      <style:text-properties style:font-name="Proxima Nova" fo:font-size="12pt" style:font-name-asian="Proxima Nova" style:font-size-asian="12pt" style:font-size-complex="12pt"/>
    </style:style>
    <style:style style:name="ce7" style:family="table-cell" style:parent-style-name="Default">
      <style:table-cell-properties style:text-align-source="fix" style:repeat-content="false"/>
      <style:paragraph-properties fo:text-align="start"/>
      <style:text-properties style:font-name="Proxima Nova" fo:font-size="14pt" fo:font-weight="bold" style:font-size-asian="14pt" style:font-weight-asian="bold" style:font-size-complex="14pt" style:font-weight-complex="bold"/>
    </style:style>
    <style:style style:name="T1" style:family="text">
      <style:text-properties style:use-window-font-color="true" style:font-name="Helvetica" fo:font-size="12pt" style:font-name-asian="Helvetica" style:font-size-asian="12pt" style:font-name-complex="Helvetica" style:font-size-complex="6.80000019073486pt"/>
    </style:style>
    <style:style style:name="T2" style:family="text">
      <style:text-properties style:use-window-font-color="true" style:font-name="STSongti-SC-Regular" fo:font-size="12pt" style:font-name-asian="STSongti-SC-Regular" style:font-size-asian="12pt" style:font-name-complex="STSongti-SC-Regular" style:font-size-complex="6.80000019073486pt"/>
    </style:style>
  </office:automatic-styles>
  <office:body>
    <office:spreadsheet>
      <table:table table:name="Sheet1" table:style-name="ta1" table:print="false">
        <table:table-column table:style-name="co3" table:default-cell-style-name="ce4"/>
        <table:table-column table:style-name="co4" table:default-cell-style-name="ce4"/>
        <table:table-column table:style-name="co2" table:visibility="collapse" table:default-cell-style-name="ce4"/>
        <table:table-column table:style-name="co5" table:default-cell-style-name="ce4"/>
        <table:table-column table:style-name="co6" table:visibility="collapse" table:default-cell-style-name="ce4"/>
        <table:table-column table:style-name="co7" table:visibility="collapse" table:default-cell-style-name="ce4"/>
        <table:table-column table:style-name="co2" table:number-columns-repeated="3" table:default-cell-style-name="ce4"/>
        <table:table-column table:style-name="co2" table:visibility="collapse" table:default-cell-style-name="ce4"/>
        <table:table-column table:style-name="co7" table:default-cell-style-name="ce4"/>
        <table:table-column table:style-name="co2" table:default-cell-style-name="ce4"/>
        <table:table-column table:style-name="co2" table:default-cell-style-name="ce6"/>
        <table:table-column table:style-name="co2" table:number-columns-repeated="3" table:default-cell-style-name="Default"/>
        <table:table-column table:style-name="co8" table:default-cell-style-name="Default"/>
        <table:table-row table:style-name="ro2">
          <table:table-cell table:style-name="ce1" office:value-type="string">
            <text:p>name</text:p>
          </table:table-cell>
          <table:table-cell table:style-name="ce1" office:value-type="string">
            <text:p>gender</text:p>
          </table:table-cell>
          <table:table-cell table:style-name="ce1" office:value-type="string">
            <text:p>origin</text:p>
          </table:table-cell>
          <table:table-cell table:style-name="ce1" office:value-type="string">
            <text:p>origin (primary)</text:p>
          </table:table-cell>
          <table:table-cell table:style-name="ce1" office:value-type="string">
            <text:p>exact meaning</text:p>
          </table:table-cell>
          <table:table-cell table:style-name="ce1" office:value-type="string">
            <text:p>meaning category</text:p>
          </table:table-cell>
          <table:table-cell table:style-name="ce1" office:value-type="string">
            <text:p>Tone 1</text:p>
          </table:table-cell>
          <table:table-cell table:style-name="ce1" office:value-type="string">
            <text:p>Tone 2</text:p>
          </table:table-cell>
          <table:table-cell table:style-name="ce5" office:value-type="string">
            <text:p>rating</text:p>
          </table:table-cell>
          <table:table-cell table:style-name="ce1" office:value-type="string">
            <text:p>familiarity</text:p>
          </table:table-cell>
          <table:table-cell table:style-name="ce1" office:value-type="string">
            <text:p>popularity region</text:p>
          </table:table-cell>
          <table:table-cell table:style-name="ce1" office:value-type="string">
            <text:p>Popularity #</text:p>
          </table:table-cell>
          <table:table-cell table:style-name="ce1"/>
          <table:table-cell table:style-name="ce7" table:number-columns-repeated="4"/>
        </table:table-row>
        <table:table-row table:style-name="ro3">
          <table:table-cell table:style-name="ce2" office:value-type="string">
            <text:p>Santiago</text:p>
          </table:table-cell>
          <table:table-cell office:value-type="string">
            <text:p>m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office:value-type="string">
            <text:p>saint jame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teo</text:p>
          </table:table-cell>
          <table:table-cell office:value-type="string">
            <text:p>m</text:p>
          </table:table-cell>
          <table:table-cell office:value-type="string">
            <text:p>spanish, croatian</text:p>
          </table:table-cell>
          <table:table-cell office:value-type="string">
            <text:p>spanish</text:p>
          </table:table-cell>
          <table:table-cell office:value-type="string">
            <text:p>gift of yahweh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ieg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short for santiago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guel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who is like god? Messanger of god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iano</text:p>
          </table:table-cell>
          <table:table-cell office:value-type="string">
            <text:p>m</text:p>
          </table:table-cell>
          <table:table-cell office:value-type="string">
            <text:p>spanish, italian</text:p>
          </table:table-cell>
          <table:table-cell office:value-type="string">
            <text:p>spanish</text:p>
          </table:table-cell>
          <table:table-cell office:value-type="string">
            <text:p>from roman family name Aemilius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ebastián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from sebaste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eonardo</text:p>
          </table:table-cell>
          <table:table-cell office:value-type="string">
            <text:p>m</text:p>
          </table:table-cell>
          <table:table-cell office:value-type="string">
            <text:p>italian, spanish, portuguese</text:p>
          </table:table-cell>
          <table:table-cell office:value-type="string">
            <text:p>italian</text:p>
          </table:table-cell>
          <table:table-cell office:value-type="string">
            <text:p>brave lio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osé Ángel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he will add, messanger of go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ús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jes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jandro</text:p>
          </table:table-cell>
          <table:table-cell office:value-type="string">
            <text:p>m</text:p>
          </table:table-cell>
          <table:table-cell table:number-columns-repeated="2" office:value-type="string">
            <text:p>span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Ximen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José</text:p>
          </table:table-cell>
          <table:table-cell office:value-type="string">
            <text:p>f (m)</text:p>
          </table:table-cell>
          <table:table-cell office:value-type="string">
            <text:p>spanish, galician, icelandic</text:p>
          </table:table-cell>
          <table:table-cell office:value-type="string">
            <text:p>spanish</text:p>
          </table:table-cell>
          <table:table-cell office:value-type="string">
            <text:p>Wished-for child,mary and joseph 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ntina</text:p>
          </table:table-cell>
          <table:table-cell office:value-type="string">
            <text:p>f</text:p>
          </table:table-cell>
          <table:table-cell office:value-type="string">
            <text:p>Italian, Russian, Slovene, Croatian, Macedonian, Romanian, Spanish</text:p>
          </table:table-cell>
          <table:table-cell office:value-type="string">
            <text:p>italian</text:p>
          </table:table-cell>
          <table:table-cell office:value-type="string">
            <text:p>strong, vigorous, healthy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ía Fernand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brave journey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Valeria</text:p>
          </table:table-cell>
          <table:table-cell office:value-type="string">
            <text:p>f</text:p>
          </table:table-cell>
          <table:table-cell office:value-type="string">
            <text:p>italian, spanish, romanian, german</text:p>
          </table:table-cell>
          <table:table-cell office:value-type="string">
            <text:p>italian</text:p>
          </table:table-cell>
          <table:table-cell office:value-type="string">
            <text:p>to be strong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Mexico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fía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amila</text:p>
          </table:table-cell>
          <table:table-cell office:value-type="string">
            <text:p>f</text:p>
          </table:table-cell>
          <table:table-cell office:value-type="string">
            <text:p>spanish, portuguese</text:p>
          </table:table-cell>
          <table:table-cell office:value-type="string">
            <text:p>span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Mexico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gina</text:p>
          </table:table-cell>
          <table:table-cell office:value-type="string">
            <text:p>f</text:p>
          </table:table-cell>
          <table:table-cell office:value-type="string">
            <text:p>English, German, Italian, Spanish, Portuguese, Lithuanian, Polish, Czech, Hungarian, Swedish, Norwegian, Danish</text:p>
          </table:table-cell>
          <table:table-cell office:value-type="string">
            <text:p>english</text:p>
          </table:table-cell>
          <table:table-cell office:value-type="string">
            <text:p>queen</text:p>
          </table:table-cell>
          <table:table-cell office:value-type="string">
            <text:p>status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f</text:p>
          </table:table-cell>
          <table:table-cell office:value-type="string">
            <text:p>Mexico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Renata</text:p>
          </table:table-cell>
          <table:table-cell office:value-type="string">
            <text:p>f</text:p>
          </table:table-cell>
          <table:table-cell office:value-type="string">
            <text:p>Italian, Spanish, Portuguese, German, Polish, Czech, Croatian, Slovene,</text:p>
          </table:table-cell>
          <table:table-cell office:value-type="string">
            <text:p>italian</text:p>
          </table:table-cell>
          <table:table-cell office:value-type="string">
            <text:p>born again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ria Guadalupe</text:p>
          </table:table-cell>
          <table:table-cell office:value-type="string">
            <text:p>f</text:p>
          </table:table-cell>
          <table:table-cell table:number-columns-repeated="2" office:value-type="string">
            <text:p>spanish</text:p>
          </table:table-cell>
          <table:table-cell office:value-type="string">
            <text:p>Wished-for child, our lady of guadalupe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Mexico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oah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rest, comfort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iam</text:p>
          </table:table-cell>
          <table:table-cell office:value-type="string">
            <text:p>m</text:p>
          </table:table-cell>
          <table:table-cell office:value-type="string">
            <text:p>irish, english</text:p>
          </table:table-cell>
          <table:table-cell office:value-type="string">
            <text:p>ir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son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stoneworker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than</text:p>
          </table:table-cell>
          <table:table-cell office:value-type="string">
            <text:p>m</text:p>
          </table:table-cell>
          <table:table-cell office:value-type="string">
            <text:p>English, Jewish, French, Biblical</text:p>
          </table:table-cell>
          <table:table-cell office:value-type="string">
            <text:p>english</text:p>
          </table:table-cell>
          <table:table-cell office:value-type="string">
            <text:p>solid, endur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chael</text:p>
          </table:table-cell>
          <table:table-cell office:value-type="string">
            <text:p>m</text:p>
          </table:table-cell>
          <table:table-cell office:value-type="string">
            <text:p>English, German, Swedish, Norwegian, Danish, Dutch, Czech, Biblical</text:p>
          </table:table-cell>
          <table:table-cell office:value-type="string">
            <text:p>english</text:p>
          </table:table-cell>
          <table:table-cell office:value-type="string">
            <text:p>who is like god?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lexander</text:p>
          </table:table-cell>
          <table:table-cell office:value-type="string">
            <text:p>m</text:p>
          </table:table-cell>
          <table:table-cell office:value-type="string">
            <text:p>English, German, Dutch, Swedish, Norwegian, Danish, Icelandic, Hungarian, Slovak, Biblical,</text:p>
          </table:table-cell>
          <table:table-cell office:value-type="string">
            <text:p>english</text:p>
          </table:table-cell>
          <table:table-cell office:value-type="string">
            <text:p>defending man</text:p>
          </table:table-cell>
          <table:table-cell office:value-type="string">
            <text:p>job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yden</text:p>
          </table:table-cell>
          <table:table-cell office:value-type="string">
            <text:p>m (f)</text:p>
          </table:table-cell>
          <table:table-cell office:value-type="string">
            <text:p>english</text:p>
          </table:table-cell>
          <table:table-cell office:value-type="string">
            <text:p>english, invented</text:p>
          </table:table-cell>
          <table:table-cell table:number-columns-repeated="2" office:value-type="string">
            <text:p>invented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Daniel</text:p>
          </table:table-cell>
          <table:table-cell office:value-type="string">
            <text:p>m</text:p>
          </table:table-cell>
          <table:table-cell office:value-type="string">
            <text:p>English, Hebrew, French, German, Swedish, Norwegian, Danish, Polish, Czech, Slovak, Spanish, Portuguese, Romanian, Slovene, Bulgarian, Macedonian, Croatian, Armenian, Georgian, Biblical</text:p>
          </table:table-cell>
          <table:table-cell office:value-type="string">
            <text:p>english</text:p>
          </table:table-cell>
          <table:table-cell office:value-type="string">
            <text:p>god is my judg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a</text:p>
          </table:table-cell>
          <table:table-cell office:value-type="string">
            <text:p>f</text:p>
          </table:table-cell>
          <table:table-cell office:value-type="string">
            <text:p>English, Greek, German</text:p>
          </table:table-cell>
          <table:table-cell office:value-type="string">
            <text:p>englis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ma</text:p>
          </table:table-cell>
          <table:table-cell office:value-type="string">
            <text:p>f</text:p>
          </table:table-cell>
          <table:table-cell office:value-type="string">
            <text:p>English, French, Italian, Spanish, Swedish, Norwegian, Danish, Finnish, Dutch, German</text:p>
          </table:table-cell>
          <table:table-cell office:value-type="string">
            <text:p>english</text:p>
          </table:table-cell>
          <table:table-cell office:value-type="string">
            <text:p>whole, universal</text:p>
          </table:table-cell>
          <table:table-cell office:value-type="string">
            <text:p>virtu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USA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USA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bigail</text:p>
          </table:table-cell>
          <table:table-cell office:value-type="string">
            <text:p>f</text:p>
          </table:table-cell>
          <table:table-cell office:value-type="string">
            <text:p>English, German, Biblical</text:p>
          </table:table-cell>
          <table:table-cell office:value-type="string">
            <text:p>english</text:p>
          </table:table-cell>
          <table:table-cell office:value-type="string">
            <text:p>father's joy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adison</text:p>
          </table:table-cell>
          <table:table-cell office:value-type="string">
            <text:p>f (m)</text:p>
          </table:table-cell>
          <table:table-cell table:number-columns-repeated="2" office:value-type="string">
            <text:p>english</text:p>
          </table:table-cell>
          <table:table-cell office:value-type="string">
            <text:p>son of maud</text:p>
          </table:table-cell>
          <table:table-cell office:value-type="string">
            <text:p>lineag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zabeth</text:p>
          </table:table-cell>
          <table:table-cell office:value-type="string">
            <text:p>f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USA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er</text:p>
          </table:table-cell>
          <table:table-cell office:value-type="string">
            <text:p>m</text:p>
          </table:table-cell>
          <table:table-cell office:value-type="string">
            <text:p>English, German, Swedish, Norwegian, Danish, Finnish, Estonian, Serbian, Croatian, Macedonian, Czech, Slovak</text:p>
          </table:table-cell>
          <table:table-cell office:value-type="string">
            <text:p>english</text:p>
          </table:table-cell>
          <table:table-cell office:value-type="string">
            <text:p>olive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k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yahweh is gracious</text:p>
          </table:table-cell>
          <table:table-cell office:value-type="string">
            <text:p>religious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1">
            <text:p>1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arry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home ruler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cob</text:p>
          </table:table-cell>
          <table:table-cell office:value-type="string">
            <text:p>m</text:p>
          </table:table-cell>
          <table:table-cell office:value-type="string">
            <text:p>English, Dutch, Swedish, Norwegian, Danish, Jewish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Charlie</text:p>
          </table:table-cell>
          <table:table-cell office:value-type="string">
            <text:p>m (f)</text:p>
          </table:table-cell>
          <table:table-cell table:number-columns-repeated="2" office:value-type="string">
            <text:p>english</text:p>
          </table:table-cell>
          <table:table-cell office:value-type="string">
            <text:p>army, warrior</text:p>
          </table:table-cell>
          <table:table-cell office:value-type="string">
            <text:p>job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Thomas</text:p>
          </table:table-cell>
          <table:table-cell office:value-type="string">
            <text:p>m</text:p>
          </table:table-cell>
          <table:table-cell office:value-type="string">
            <text:p>English, French, German, Dutch, Swedish, Norwegian, Danish, Greek, Biblical</text:p>
          </table:table-cell>
          <table:table-cell office:value-type="string">
            <text:p>english</text:p>
          </table:table-cell>
          <table:table-cell office:value-type="string">
            <text:p>twin</text:p>
          </table:table-cell>
          <table:table-cell office:value-type="string">
            <text:p>lineag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scar</text:p>
          </table:table-cell>
          <table:table-cell office:value-type="string">
            <text:p>m</text:p>
          </table:table-cell>
          <table:table-cell office:value-type="string">
            <text:p>English, Irish, Portuguese (Brazilian), Italian, Swedish, Norwegian, Danish, Dutch, French</text:p>
          </table:table-cell>
          <table:table-cell office:value-type="string">
            <text:p>english</text:p>
          </table:table-cell>
          <table:table-cell office:value-type="string">
            <text:p>deer friend (not a typo, literal deer)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William</text:p>
          </table:table-cell>
          <table:table-cell office:value-type="string">
            <text:p>m</text:p>
          </table:table-cell>
          <table:table-cell table:number-columns-repeated="2" office:value-type="string">
            <text:p>english</text:p>
          </table:table-cell>
          <table:table-cell office:value-type="string">
            <text:p>will, desire, helmet, protection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ames</text:p>
          </table:table-cell>
          <table:table-cell office:value-type="string">
            <text:p>m</text:p>
          </table:table-cell>
          <table:table-cell office:value-type="string">
            <text:p>english, biblical</text:p>
          </table:table-cell>
          <table:table-cell office:value-type="string">
            <text:p>english</text:p>
          </table:table-cell>
          <table:table-cell office:value-type="string">
            <text:p>holder of the heel, supplanter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George</text:p>
          </table:table-cell>
          <table:table-cell office:value-type="string">
            <text:p>m</text:p>
          </table:table-cell>
          <table:table-cell office:value-type="string">
            <text:p>english, romanian</text:p>
          </table:table-cell>
          <table:table-cell office:value-type="string">
            <text:p>english</text:p>
          </table:table-cell>
          <table:table-cell office:value-type="string">
            <text:p>farmer, earthworker</text:p>
          </table:table-cell>
          <table:table-cell office:value-type="string">
            <text:p>job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1">
            <text:p>1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melia</text:p>
          </table:table-cell>
          <table:table-cell office:value-type="string">
            <text:p>f</text:p>
          </table:table-cell>
          <table:table-cell office:value-type="string">
            <text:p>English, Spanish, Italian, Polish, Dutch, German</text:p>
          </table:table-cell>
          <table:table-cell office:value-type="string">
            <text:p>english</text:p>
          </table:table-cell>
          <table:table-cell office:value-type="string">
            <text:p>work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Olivia</text:p>
          </table:table-cell>
          <table:table-cell office:value-type="string">
            <text:p>f</text:p>
          </table:table-cell>
          <table:table-cell office:value-type="string">
            <text:p>English, Italian, Spanish, German, Finnish, Swedish, Norwegian, Danish</text:p>
          </table:table-cell>
          <table:table-cell office:value-type="string">
            <text:p>english</text:p>
          </table:table-cell>
          <table:table-cell office:value-type="string">
            <text:p>olive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l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ival</text:p>
          </table:table-cell>
          <table:table-cell office:value-type="string">
            <text:p>negativ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va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to breathe</text:p>
          </table:table-cell>
          <table:table-cell office:value-type="string">
            <text:p>other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la</text:p>
          </table:table-cell>
          <table:table-cell office:value-type="string">
            <text:p>f</text:p>
          </table:table-cell>
          <table:table-cell office:value-type="string">
            <text:p>scottish</text:p>
          </table:table-cell>
          <table:table-cell office:value-type="string">
            <text:p>scottish</text:p>
          </table:table-cell>
          <table:table-cell office:value-type="string">
            <text:p>the island of islay</text:p>
          </table:table-cell>
          <table:table-cell office:value-type="string">
            <text:p>location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Jessica</text:p>
          </table:table-cell>
          <table:table-cell office:value-type="string">
            <text:p>f</text:p>
          </table:table-cell>
          <table:table-cell office:value-type="string">
            <text:p>English, French, German, Swedish, Norwegian, Danish, Italian</text:p>
          </table:table-cell>
          <table:table-cell office:value-type="string">
            <text:p>english</text:p>
          </table:table-cell>
          <table:table-cell office:value-type="string">
            <text:p>invented by shakespeare</text:p>
          </table:table-cell>
          <table:table-cell office:value-type="string">
            <text:p>invented</text:p>
          </table:table-cell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Poppy</text:p>
          </table:table-cell>
          <table:table-cell office:value-type="string">
            <text:p>f</text:p>
          </table:table-cell>
          <table:table-cell table:number-columns-repeated="2" office:value-type="string">
            <text:p>english</text:p>
          </table:table-cell>
          <table:table-cell office:value-type="string">
            <text:p>red flowe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England &amp; Wales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Isabella</text:p>
          </table:table-cell>
          <table:table-cell office:value-type="string">
            <text:p>f</text:p>
          </table:table-cell>
          <table:table-cell office:value-type="string">
            <text:p>Italian, German, English, Swedish, Norwegian, Danish, Dutch, Romanian</text:p>
          </table:table-cell>
          <table:table-cell office:value-type="string">
            <text:p>italian</text:p>
          </table:table-cell>
          <table:table-cell office:value-type="string">
            <text:p>my god is my oath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c</text:p>
          </table:table-cell>
          <table:table-cell office:value-type="string">
            <text:p>England &amp; Wales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Sophie</text:p>
          </table:table-cell>
          <table:table-cell office:value-type="string">
            <text:p>f</text:p>
          </table:table-cell>
          <table:table-cell office:value-type="string">
            <text:p>French, English, German, Dutch</text:p>
          </table:table-cell>
          <table:table-cell office:value-type="string">
            <text:p>french</text:p>
          </table:table-cell>
          <table:table-cell office:value-type="string">
            <text:p>wisdom</text:p>
          </table:table-cell>
          <table:table-cell office:value-type="string">
            <text:p>virtue</text:p>
          </table:table-cell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England &amp; Wales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ia</text:p>
          </table:table-cell>
          <table:table-cell office:value-type="string">
            <text:p>f</text:p>
          </table:table-cell>
          <table:table-cell office:value-type="string">
            <text:p>Swedish, Norwegian, Danish, Dutch, German, English</text:p>
          </table:table-cell>
          <table:table-cell office:value-type="string">
            <text:p>swedish</text:p>
          </table:table-cell>
          <table:table-cell office:value-type="string">
            <text:p>Wished-for child</text:p>
          </table:table-cell>
          <table:table-cell office:value-type="string">
            <text:p>religio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5">
            <text:p>5</text:p>
          </table:table-cell>
          <table:table-cell office:value-type="string">
            <text:p>y</text:p>
          </table:table-cell>
          <table:table-cell office:value-type="string">
            <text:p>England &amp; Wales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usuf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form of joseph, he will add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ra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letters patent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stafa</text:p>
          </table:table-cell>
          <table:table-cell office:value-type="string">
            <text:p>m</text:p>
          </table:table-cell>
          <table:table-cell office:value-type="string">
            <text:p>Arabic, Turkish</text:p>
          </table:table-cell>
          <table:table-cell office:value-type="string">
            <text:p>arabic</text:p>
          </table:table-cell>
          <table:table-cell office:value-type="string">
            <text:p>the chosen one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y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commendab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</text:p>
          </table:table-cell>
          <table:table-cell office:value-type="string">
            <text:p>m</text:p>
          </table:table-cell>
          <table:table-cell office:value-type="string">
            <text:p>Bosnian</text:p>
          </table:table-cell>
          <table:table-cell office:value-type="string">
            <text:p>bosnian</text:p>
          </table:table-cell>
          <table:table-cell office:value-type="string">
            <text:p>commander, prince. Originally a titl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Ömer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opulous, flourishing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ehmet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orm of muhammed, praiseworthy</text:p>
          </table:table-cell>
          <table:table-cell office:value-type="string">
            <text:p>religious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Muhammed</text:p>
          </table:table-cell>
          <table:table-cell office:value-type="string">
            <text:p>m</text:p>
          </table:table-cell>
          <table:table-cell office:value-type="string">
            <text:p>Arabic, Pakistani, Urdu, Pashto, Tajik, Indonesian, Malay</text:p>
          </table:table-cell>
          <table:table-cell office:value-type="string">
            <text:p>arabic</text:p>
          </table:table-cell>
          <table:table-cell office:value-type="string">
            <text:p>praiseworthy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 office:value-type="string">
            <text:p>c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mirha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prince, ruler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ymen</text:p>
          </table:table-cell>
          <table:table-cell office:value-type="string">
            <text:p>m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more lucky, blessed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ynep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fragrant flowering tree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lif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Slender</text:p>
          </table:table-cell>
          <table:table-cell office:value-type="string">
            <text:p>appearance</text:p>
          </table:table-cell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2" office:value-type="string">
            <text:p>Ecrin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2" office:value-type="string">
            <text:p>Yağm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ain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2" office:value-type="string">
            <text:p>Zehra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brilliant, bright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2" office:value-type="string">
            <text:p>Azra</text:p>
          </table:table-cell>
          <table:table-cell office:value-type="string">
            <text:p>f</text:p>
          </table:table-cell>
          <table:table-cell office:value-type="string">
            <text:p>Arabic, Turkish, Bosnian, Persian, Pakistani, Urdu</text:p>
          </table:table-cell>
          <table:table-cell office:value-type="string">
            <text:p>arabic</text:p>
          </table:table-cell>
          <table:table-cell office:value-type="string">
            <text:p>virgin</text:p>
          </table:table-cell>
          <table:table-cell office:value-type="string">
            <text:p>status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is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the woman, light, sura of the quran</text:p>
          </table:table-cell>
          <table:table-cell office:value-type="string">
            <text:p>religious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2" office:value-type="string">
            <text:p>Nehi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river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iranur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office:value-type="string">
            <text:p>cave where mohammed received first revelations, light</text:p>
          </table:table-cell>
          <table:table-cell office:value-type="string">
            <text:p>religious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2" office:value-type="string">
            <text:p>Belinay</text:p>
          </table:table-cell>
          <table:table-cell office:value-type="string">
            <text:p>f</text:p>
          </table:table-cell>
          <table:table-cell office:value-type="string">
            <text:p>Turkish</text:p>
          </table:table-cell>
          <table:table-cell office:value-type="string">
            <text:p>turkish</text:p>
          </table:table-cell>
          <table:table-cell table:number-columns-repeated="2" office:value-type="string">
            <text:p>unknown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Turkey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iroto </text:span><text:span text:style-name="T2">大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big, great, soar, glide</text:p>
          </table:table-cell>
          <table:table-cell office:value-type="string">
            <text:p>status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Ren </text:span><text:span text:style-name="T2">蓮</text:span></text:p>
          </table:table-cell>
          <table:table-cell office:value-type="string">
            <text:p>m (f)</text:p>
          </table:table-cell>
          <table:table-cell table:number-columns-repeated="2" office:value-type="string">
            <text:p>Japanese</text:p>
          </table:table-cell>
          <table:table-cell office:value-type="string">
            <text:p>lotus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uma </text:span><text:span text:style-name="T2">悠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real, genuine</text:p>
          </table:table-cell>
          <table:table-cell office:value-type="string">
            <text:p>virtue</text:p>
          </table:table-cell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Minato </text:span><text:span text:style-name="T2">湊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harbour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aruto </text:span><text:span text:style-name="T2">陽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constellation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houta </text:span><text:span text:style-name="T2">翔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oar, glide, thick, big</text:p>
          </table:table-cell>
          <table:table-cell office:value-type="string">
            <text:p>other</text:p>
          </table:table-cell>
          <table:table-cell office:value-type="string">
            <text:p>tough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uto </text:span><text:span text:style-name="T2">悠斗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distant, leasurely, constellati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aruto </text:span><text:span text:style-name="T2">陽翔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soar, fly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tough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ouma </text:span><text:span text:style-name="T2">颯真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</text:p>
          </table:table-cell>
          <table:table-cell office:value-type="string">
            <text:p>nature</text:p>
          </table:table-cell>
          <table:table-cell office:value-type="string">
            <text:p>cool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f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Souta </text:span><text:span text:style-name="T2">颯太</text:span></text:p>
          </table:table-cell>
          <table:table-cell office:value-type="string">
            <text:p>m</text:p>
          </table:table-cell>
          <table:table-cell table:number-columns-repeated="2" office:value-type="string">
            <text:p>Japanese</text:p>
          </table:table-cell>
          <table:table-cell office:value-type="string">
            <text:p>sudden, sound of wind, thick, big</text:p>
          </table:table-cell>
          <table:table-cell office:value-type="string">
            <text:p>nature</text:p>
          </table:table-cell>
          <table:table-cell office:value-type="string">
            <text:p>intelligent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ina </text:span><text:span text:style-name="T2">結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vegetables, greens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Hina </text:span><text:span text:style-name="T2">陽菜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ight, sun, male, vegetables, greens</text:p>
          </table:table-cell>
          <table:table-cell office:value-type="string">
            <text:p>nature</text:p>
          </table:table-cell>
          <table:table-cell office:value-type="string">
            <text:p>cute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oi </text:span><text:span text:style-name="T2">葵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hollyhock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Yua </text:span><text:span text:style-name="T2">結愛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love, affection</text:p>
          </table:table-cell>
          <table:table-cell office:value-type="string">
            <text:p>virtue</text:p>
          </table:table-cell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6" table:visibility="collapse">
          <table:table-cell table:style-name="ce2" office:value-type="string">
            <text:p><text:span text:style-name="T1">Yui </text:span><text:span text:style-name="T2">結衣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tie, bind, clothing, garment</text:p>
          </table:table-cell>
          <table:table-cell office:value-type="string">
            <text:p>other</text:p>
          </table:table-cell>
          <table:table-cell office:value-type="string">
            <text:p>cute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Rin </text:span><text:span text:style-name="T2">凛</text:span></text:p>
          </table:table-cell>
          <table:table-cell office:value-type="string">
            <text:p>f (m)</text:p>
          </table:table-cell>
          <table:table-cell table:number-columns-repeated="2" office:value-type="string">
            <text:p>Japanese</text:p>
          </table:table-cell>
          <table:table-cell office:value-type="string">
            <text:p>dignified, severe, cold</text:p>
          </table:table-cell>
          <table:table-cell office:value-type="string">
            <text:p>negative</text:p>
          </table:table-cell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iri </text:span><text:span text:style-name="T2">愛莉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white jasmine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Koharu </text:span><text:span text:style-name="T2">心春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heart, spring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Airi </text:span><text:span text:style-name="T2">愛梨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love, affection, pear</text:p>
          </table:table-cell>
          <table:table-cell office:value-type="string">
            <text:p>nature</text:p>
          </table:table-cell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4" table:visibility="collapse">
          <table:table-cell table:style-name="ce2" office:value-type="string">
            <text:p><text:span text:style-name="T1">Mei </text:span><text:span text:style-name="T2">芽依</text:span></text:p>
          </table:table-cell>
          <table:table-cell office:value-type="string">
            <text:p>f</text:p>
          </table:table-cell>
          <table:table-cell table:number-columns-repeated="2" office:value-type="string">
            <text:p>Japanese</text:p>
          </table:table-cell>
          <table:table-cell office:value-type="string">
            <text:p>bud, rely on</text:p>
          </table:table-cell>
          <table:table-cell office:value-type="string">
            <text:p>nature</text:p>
          </table:table-cell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 office:value-type="string">
            <text:p>n</text:p>
          </table:table-cell>
          <table:table-cell office:value-type="string">
            <text:p>Japa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visibility="collapse">
          <table:table-cell table:style-name="ce2" office:value-type="string">
            <text:p>—</text:p>
          </table:table-cell>
          <table:table-cell office:value-type="string">
            <text:p>—</text:p>
          </table:table-cell>
          <table:table-cell/>
          <table:table-cell office:value-type="string">
            <text:p>—</text:p>
          </table:table-cell>
          <table:table-cell/>
          <table:table-cell table:number-columns-repeated="7" office:value-type="string">
            <text:p>—</text:p>
          </table:table-cell>
          <table:table-cell table:number-columns-repeated="5"/>
        </table:table-row>
        <table:table-row table:style-name="ro3">
          <table:table-cell table:style-name="ce2" office:value-type="string">
            <text:p>Hug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niel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cute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abl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lejandr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Álvar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3" office:value-type="string">
            <text:p>Adrian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pai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vid</text:p>
          </table:table-cell>
          <table:table-cell office:value-type="string">
            <text:p>m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io</text:p>
          </table:table-cell>
          <table:table-cell office:value-type="string">
            <text:p>m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tough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pai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iego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3" office:value-type="string">
            <text:p>Javier</text:p>
          </table:table-cell>
          <table:table-cell office:value-type="string">
            <text:p>m</text:p>
          </table:table-cell>
          <table:table-cell/>
          <table:table-cell office:value-type="string">
            <text:p>spanish</text:p>
          </table:table-cell>
          <table:table-cell table:number-columns-repeated="2"/>
          <table:table-cell office:value-type="string">
            <text:p>cool</text:p>
          </table:table-cell>
          <table:table-cell office:value-type="string">
            <text:p>intelligent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>
          <table:table-cell table:style-name="ce2" office:value-type="string">
            <text:p>Luc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tough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1">
            <text:p>1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2">
            <text:p>2</text:p>
          </table:table-cell>
          <table:table-cell table:number-columns-repeated="5"/>
        </table:table-row>
        <table:table-row table:style-name="ro3">
          <table:table-cell table:style-name="ce3" office:value-type="string">
            <text:p>Paula</text:p>
          </table:table-cell>
          <table:table-cell office:value-type="string">
            <text:p>f</text:p>
          </table:table-cell>
          <table:table-cell/>
          <table:table-cell office:value-type="string">
            <text:p>germ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3">
            <text:p>3</text:p>
          </table:table-cell>
          <table:table-cell table:number-columns-repeated="5"/>
        </table:table-row>
        <table:table-row table:style-name="ro3">
          <table:table-cell table:style-name="ce3" office:value-type="string">
            <text:p>Daniel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pretty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4">
            <text:p>4</text:p>
          </table:table-cell>
          <table:table-cell table:number-columns-repeated="5"/>
        </table:table-row>
        <table:table-row table:style-name="ro3">
          <table:table-cell table:style-name="ce3" office:value-type="string">
            <text:p>Martina</text:p>
          </table:table-cell>
          <table:table-cell office:value-type="string">
            <text:p>f</text:p>
          </table:table-cell>
          <table:table-cell/>
          <table:table-cell office:value-type="string">
            <text:p>german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cool</text:p>
          </table:table-cell>
          <table:table-cell office:value-type="float" office:value="2">
            <text:p>2</text:p>
          </table:table-cell>
          <table:table-cell/>
          <table:table-cell office:value-type="string">
            <text:p>Spain</text:p>
          </table:table-cell>
          <table:table-cell office:value-type="float" office:value="5">
            <text:p>5</text:p>
          </table:table-cell>
          <table:table-cell table:number-columns-repeated="5"/>
        </table:table-row>
        <table:table-row table:style-name="ro3">
          <table:table-cell table:style-name="ce3" office:value-type="string">
            <text:p>Carl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tough</text:p>
          </table:table-cell>
          <table:table-cell office:value-type="string">
            <text:p>cool</text:p>
          </table:table-cell>
          <table:table-cell office:value-type="float" office:value="3">
            <text:p>3</text:p>
          </table:table-cell>
          <table:table-cell/>
          <table:table-cell office:value-type="string">
            <text:p>Spain</text:p>
          </table:table-cell>
          <table:table-cell office:value-type="float" office:value="6">
            <text:p>6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ara</text:p>
          </table:table-cell>
          <table:table-cell office:value-type="string">
            <text:p>f</text:p>
          </table:table-cell>
          <table:table-cell/>
          <table:table-cell office:value-type="string">
            <text:p>greek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ute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7">
            <text:p>7</text:p>
          </table:table-cell>
          <table:table-cell table:number-columns-repeated="5"/>
        </table:table-row>
        <table:table-row table:style-name="ro3">
          <table:table-cell table:style-name="ce3" office:value-type="string">
            <text:p>Sofia</text:p>
          </table:table-cell>
          <table:table-cell office:value-type="string">
            <text:p>f</text:p>
          </table:table-cell>
          <table:table-cell/>
          <table:table-cell office:value-type="string">
            <text:p>norwegian</text:p>
          </table:table-cell>
          <table:table-cell table:number-columns-repeated="2"/>
          <table:table-cell office:value-type="string">
            <text:p>cute</text:p>
          </table:table-cell>
          <table:table-cell office:value-type="string">
            <text:p>intelligent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8">
            <text:p>8</text:p>
          </table:table-cell>
          <table:table-cell table:number-columns-repeated="5"/>
        </table:table-row>
        <table:table-row table:style-name="ro3">
          <table:table-cell table:style-name="ce3" office:value-type="string">
            <text:p>Valeria</text:p>
          </table:table-cell>
          <table:table-cell office:value-type="string">
            <text:p>f</text:p>
          </table:table-cell>
          <table:table-cell/>
          <table:table-cell office:value-type="string">
            <text:p>italian</text:p>
          </table:table-cell>
          <table:table-cell table:number-columns-repeated="2"/>
          <table:table-cell office:value-type="string">
            <text:p>pretty</text:p>
          </table:table-cell>
          <table:table-cell office:value-type="string">
            <text:p>cool</text:p>
          </table:table-cell>
          <table:table-cell office:value-type="float" office:value="4">
            <text:p>4</text:p>
          </table:table-cell>
          <table:table-cell/>
          <table:table-cell office:value-type="string">
            <text:p>Spain</text:p>
          </table:table-cell>
          <table:table-cell office:value-type="float" office:value="9">
            <text:p>9</text:p>
          </table:table-cell>
          <table:table-cell table:number-columns-repeated="5"/>
        </table:table-row>
        <table:table-row table:style-name="ro3">
          <table:table-cell table:style-name="ce3" office:value-type="string">
            <text:p>Julia</text:p>
          </table:table-cell>
          <table:table-cell office:value-type="string">
            <text:p>f</text:p>
          </table:table-cell>
          <table:table-cell/>
          <table:table-cell office:value-type="string">
            <text:p>english</text:p>
          </table:table-cell>
          <table:table-cell table:number-columns-repeated="2"/>
          <table:table-cell office:value-type="string">
            <text:p>intelligent</text:p>
          </table:table-cell>
          <table:table-cell office:value-type="string">
            <text:p>pretty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pain</text:p>
          </table:table-cell>
          <table:table-cell office:value-type="float" office:value="10">
            <text:p>10</text:p>
          </table:table-cell>
          <table:table-cell table:number-columns-repeated="5"/>
        </table:table-row>
        <table:table-row table:style-name="ro3" table:number-rows-repeated="1048453">
          <table:table-cell table:number-columns-repeated="17"/>
        </table:table-row>
        <table:table-row table:style-name="ro3">
          <table:table-cell table:number-columns-repeated="17"/>
        </table:table-row>
      </table:table>
      <table:table table:name="Sheet2" table:style-name="ta1" table:print="false">
        <table:table-column table:style-name="co2" table:default-cell-style-name="Default"/>
        <table:table-row table:style-name="ro5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5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STSongti-SC-Regular" svg:font-family="STSongti-SC-Regular"/>
    <style:font-face style:name="Helvetica" svg:font-family="Helvetica" style:font-family-generic="swiss"/>
    <style:font-face style:name="Proxima Nova" svg:font-family="'Proxima Nova'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hadow="none" fo:background-color="transparent" style:scale-to-X="1" style:scale-to-Y="4" style:writing-mode="lr-tb">
        <style:background-image/>
      </style:page-layout-properties>
      <style:header-style>
        <style:header-footer-properties fo:min-height="0.3in" fo:margin-left="0in" fo:margin-right="0in" fo:margin-bottom="0.1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19">09/19/2016</text:date>, <text:time>17:4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7T16:27:10</meta:creation-date>
    <dc:date>2016-09-19T17:40:54</dc:date>
    <meta:editing-duration>P7DT7H32M49S</meta:editing-duration>
    <meta:editing-cycles>15</meta:editing-cycles>
    <meta:generator>OpenOffice/4.1.1$Unix OpenOffice.org_project/411m6$Build-9775</meta:generator>
    <meta:document-statistic meta:table-count="3" meta:cell-count="1382" meta:object-count="0"/>
    <meta:user-defined meta:name=""/>
  </office:meta>
</office:document-meta>
</file>